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4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AVE ME! (143:1-7, 9, 11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SAVE ME! (143:1-7, 9, 11-1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facts (143:3-4, 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facts (143:3-4, 7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enemy is crushing David (143: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hopeless situation paralyzes him with fear (143:4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His depression deepens (143:7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SAVE ME! (143:1-7, 9, 11-12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facts (143:3-4, 7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foundation (143:1-2, 5-6, 9, 11 -12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foundation (143:1-2, 5-6, 9, 11 -12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Negative (143: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Positive (143:1, 5-6, 9, 11-12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Positive (143:1, 5-6, 9, 11-12)<text:s text:c="1"/></text:span><text:span text:style-name="a500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Save me because of your faithfulness and righteousness (143:1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Save me because you previously saved others (143:5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Save me because I reach out to you (143:6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Save me because I run to hide in you (143:9).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Save me for your name's sake (143:11-12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<text:s text:c="1"/>The foundation (143:1-2, 5-6, 9, 11 -12)<text:s text:c="1"/></text:span><text:span text:style-name="a524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Negative (143:2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Positive (143:1, 5-6, 9, 11-12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SAVE ME! (143:1-7, 9, 11-12)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he facts (143:3-4, 7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foundation (143:1-2, 5-6, 9, 11 -12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PSALM 143<text:s text:c="1"/></text:span><text:span text:style-name="a554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SAVE ME! (143:1-7, 9, 11-12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SHOW ME! (143:8): "Show me where to walk."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SANCTIFY ME! (143:10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SANCTIFY ME! (143:10)<text:s text:c="1"/></text:span><text:span text:style-name="a572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Teach me to do your will (143:10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ouch me with your Spirit (143:10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PSALM 143<text:s text:c="1"/></text:span><text:span text:style-name="a587" text:class-names=""/></text:p>
          </draw:text-box>
          <svg:title/>
          <svg:desc/>
        </draw:frame>
        <draw:frame draw:id="id104" presentation:style-name="a602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SAVE ME! (143:1-7, 9, 11-12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SHOW ME! (143:8): "Show me where to walk."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SANCTIFY ME! (143:10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3 </dc:title>
    <meta:initial-creator>David STRICKLAND</meta:initial-creator>
    <dc:creator>David STRICKLAND</dc:creator>
    <meta:creation-date>2020-02-22T19:35:06Z</meta:creation-date>
    <dc:date>2020-02-22T19:35:07Z</dc:date>
    <meta:template xlink:href="BibleStudy" xlink:type="simple"/>
    <meta:editing-cycles>1</meta:editing-cycles>
    <meta:editing-duration>PT0S</meta:editing-duration>
    <meta:document-statistic meta:paragraph-count="37" meta:word-count="345"/>
  </office:meta>
</office:document-meta>
</file>